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1.5193in"/>
    </style:style>
    <style:style style:name="co4" style:family="table-column">
      <style:table-column-properties fo:break-before="auto" style:column-width="2.1453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047in"/>
    </style:style>
    <style:style style:name="co8" style:family="table-column">
      <style:table-column-properties fo:break-before="auto" style:column-width="1.8154in"/>
    </style:style>
    <style:style style:name="co9" style:family="table-column">
      <style:table-column-properties fo:break-before="auto" style:column-width="0.549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4016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6" style:family="table-row">
      <style:table-row-properties style:row-height="0.3429in" fo:break-before="auto" style:use-optimal-row-height="false"/>
    </style:style>
    <style:style style:name="ro7" style:family="table-row">
      <style:table-row-properties style:row-height="0.8756in" fo:break-before="auto" style:use-optimal-row-height="false"/>
    </style:style>
    <style:style style:name="ro8" style:family="table-row">
      <style:table-row-properties style:row-height="0.3484in" fo:break-before="auto" style:use-optimal-row-height="false"/>
    </style:style>
    <style:style style:name="ro9" style:family="table-row">
      <style:table-row-properties style:row-height="0.2827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2.1366in" fo:break-before="auto" style:use-optimal-row-height="false"/>
    </style:style>
    <style:style style:name="ro12" style:family="table-row">
      <style:table-row-properties style:row-height="0.5165in" fo:break-before="auto" style:use-optimal-row-height="false"/>
    </style:style>
    <style:style style:name="ro13" style:family="table-row">
      <style:table-row-properties style:row-height="2.1827in" fo:break-before="auto" style:use-optimal-row-height="false"/>
    </style:style>
    <style:style style:name="ro14" style:family="table-row">
      <style:table-row-properties style:row-height="0.178in" fo:break-before="auto" style:use-optimal-row-height="false"/>
    </style:style>
    <style:style style:name="ro15" style:family="table-row">
      <style:table-row-properties style:row-height="0.811in" fo:break-before="auto" style:use-optimal-row-height="true"/>
    </style:style>
    <style:style style:name="ro16" style:family="table-row">
      <style:table-row-properties style:row-height="0.3339in" fo:break-before="auto" style:use-optimal-row-height="true"/>
    </style:style>
    <style:style style:name="ro17" style:family="table-row">
      <style:table-row-properties style:row-height="1.7646in" fo:break-before="auto" style:use-optimal-row-height="true"/>
    </style:style>
    <style:style style:name="ta1" style:family="table" style:master-page-name="PageStyle_5f_Test_20_Case_20_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Excel_5f_BuiltIn_5f_Note" style:data-style-name="N0">
      <style:table-cell-properties style:glyph-orientation-vertical="0" fo:background-color="#e8f2a1" style:cell-protect="protected" style:print-content="true" style:diagonal-bl-tr="none" style:diagonal-tl-br="none" style:text-align-source="value-type" style:repeat-content="false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5f_BuiltIn_5f_Note" style:data-style-name="N0">
      <style:table-cell-properties style:glyph-orientation-vertical="0" fo:background-color="#e8f2a1" style:cell-protect="protected" style:print-content="true" style:text-align-source="value-type" style:repeat-content="false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2.35pt double #c0c0c0" style:border-line-width="0.0209in 0.0016in 0.0102in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5f_BuiltIn_5f_Note" style:data-style-name="N0">
      <style:table-cell-properties style:glyph-orientation-vertical="0" fo:background-color="#fff5ce" style:cell-protect="protected" style:print-content="true" style:text-align-source="value-type" style:repeat-content="false" fo:wrap-option="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5f_BuiltIn_5f_Note" style:data-style-name="N0">
      <style:table-cell-properties style:glyph-orientation-vertical="0" fo:background-color="#f6f9d4" style:cell-protect="protected" style:print-content="true" style:diagonal-bl-tr="none" style:diagonal-tl-br="none" style:text-align-source="value-type" style:repeat-content="false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5f_BuiltIn_5f_Note" style:data-style-name="N0">
      <style:table-cell-properties style:glyph-orientation-vertical="0" fo:background-color="#f6f9d4" style:cell-protect="protected" style:print-content="true" style:text-align-source="value-type" style:repeat-content="false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wrap" fo:border="0.99pt outset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border="0.99pt out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wrap" fo:border="0.99pt outset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outset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outset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border="0.99pt outset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99pt outset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outset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99pt outset #000000" style:diagonal-bl-tr="none" style:diagonal-tl-br="none" style:text-align-source="value-type" style:repeat-content="false" fo:background-color="transparent" fo:wrap-option="wrap" fo:border-left="none" style:direction="ltr" fo:border-right="0.99pt outset #000000" style:rotation-angle="0" style:rotation-align="none" style:shrink-to-fit="false" fo:border-top="0.99pt outset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groove #c0c0c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99pt groove #000000" style:diagonal-bl-tr="none" style:diagonal-tl-br="none" style:text-align-source="value-type" style:repeat-content="false" fo:background-color="transparent" fo:wrap-option="wrap" fo:border-left="none" style:direction="ltr" fo:border-right="0.99pt groove #000000" style:rotation-angle="0" style:rotation-align="none" style:shrink-to-fit="false" fo:border-top="0.99pt groove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76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groove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groove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99pt outset #000000" style:diagonal-bl-tr="none" style:diagonal-tl-br="none" style:text-align-source="fix" style:repeat-content="false" fo:background-color="transparent" fo:wrap-option="wrap" fo:border-left="none" style:direction="ltr" fo:border-right="0.99pt outset #000000" style:rotation-angle="0" style:rotation-align="none" style:shrink-to-fit="false" fo:border-top="0.99pt outset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outset #000000" style:diagonal-bl-tr="none" style:diagonal-tl-br="none" style:text-align-source="fix" style:repeat-content="false" fo:background-color="transparent" fo:wrap-option="wrap" fo:border-left="none" style:direction="ltr" fo:border-right="0.99pt outset #000000" style:rotation-angle="0" style:rotation-align="none" style:shrink-to-fit="false" fo:border-top="0.99pt outset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99pt out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outset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99pt outset #000000" style:diagonal-bl-tr="none" style:diagonal-tl-br="none" style:text-align-source="fix" style:repeat-content="false" fo:background-color="transparent" fo:wrap-option="wrap" fo:border-left="none" style:direction="ltr" fo:border-right="0.99pt outset #000000" style:rotation-angle="0" style:rotation-align="none" style:shrink-to-fit="false" fo:border-top="0.99pt outset #000000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ass&quot;;&quot;Fail&quot;;&quot;Paused&quot;)" table:allow-empty-cell="true" table:display-list="unsorted" table:base-cell-address="'PUT with one field to update'.I18">
          <table:error-message table:message-type="stop" table:display="true"/>
        </table:content-validation>
      </table:content-validations>
      <table:table table:name="POST with All Fields Filled In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5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Create an Issue on the board apitest with Every Field filled in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5" table:number-rows-spanned="1">
            <text:p>issue_title: “Title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office:value-type="string" calcext:value-type="string" table:number-columns-spanned="5" table:number-rows-spanned="1">
            <text:p>issue_text: ”text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office:value-type="string" calcext:value-type="string" table:number-columns-spanned="5" table:number-rows-spanned="1">
            <text:p>created_by: “Functional Manual Test – Every Field Filled In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office:value-type="string" calcext:value-type="string" table:number-columns-spanned="5" table:number-rows-spanned="1">
            <text:p>assigned_to: “Chai and Mocha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office:value-type="string" calcext:value-type="string" table:number-columns-spanned="5" table:number-rows-spanned="1">
            <text:p>status_text: “in QA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first form</text:p>
          </table:table-cell>
          <table:covered-table-cell table:style-name="ce113"/>
          <table:table-cell table:style-name="ce69" office:value-type="string" calcext:value-type="string" table:number-columns-spanned="2" table:number-rows-spanned="1">
            <text:p>Three forms appears. The first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first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1</text:span> in the *Title box</text:p>
          </table:table-cell>
          <table:covered-table-cell table:style-name="ce113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*Text box</text:p>
          </table:table-cell>
          <table:covered-table-cell table:style-name="ce113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8"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3</text:span> in the *created_by box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4</text:span> in the (opt)Assigned to box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0"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5</text:span> in the (opt)Status text box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1">
          <table:table-cell table:style-name="ce69" office:value-type="float" office:value="8" calcext:value-type="float">
            <text:p>8</text:p>
          </table:table-cell>
          <table:table-cell table:style-name="ce107" office:value-type="string" calcext:value-type="string" table:number-columns-spanned="2" table:number-rows-spanned="1">
            <text:p>Click the Submit button</text:p>
          </table:table-cell>
          <table:covered-table-cell table:style-name="ce115"/>
          <table:table-cell table:style-name="ce10" office:value-type="string" calcext:value-type="string" table:number-columns-spanned="2" table:number-rows-spanned="1">
            <text:p>A json appears on the bottom of the page. It has all the fields compiled with the inserted data:</text:p>
            <text:p>- issue_title: “Title”</text:p>
            <text:p>- issue_text: ”text”</text:p>
            <text:p>- created_by: “Functional Manual Test – Every Field Filled In”</text:p>
            <text:p>- assigned_to: “Chai and Mocha”</text:p>
            <text:p>- status_text: “in QA”</text:p>
            <text:p>Plus, it has the additional fields:</text:p>
            <text:p>- created on: today’s date</text:p>
            <text:p>- updated on: today’s date</text:p>
            <text:p>- open: true</text:p>
            <text:p>- id: an object id</text:p>
            <text:p/>
            <text:p/>
            <text:p/>
            <text:p/>
            <text:p/>
          </table:table-cell>
          <table:covered-table-cell table:style-name="ce124"/>
          <table:table-cell table:style-name="ce10" office:value-type="string" calcext:value-type="string" table:number-columns-spanned="3" table:number-rows-spanned="1">
            <text:p>A json appears on the bottom of the page. It has all the fields compiled with the inserted data:</text:p>
            <text:p>- issue_title: “Title”</text:p>
            <text:p>- issue_text: ”text”</text:p>
            <text:p>- created_by: “Functional Manual Test – Every Field Filled In”</text:p>
            <text:p>- assigned_to: “Chai and Mocha”</text:p>
            <text:p>- status_text: “in QA”</text:p>
            <text:p>Plus, it has the additional fields:</text:p>
            <text:p>- created on: today’s date</text:p>
            <text:p>- updated on: today’s date</text:p>
            <text:p>- open: true</text:p>
            <text:p>- id: an object id</text:p>
            <text:p/>
            <text:p/>
            <text:p/>
            <text:p/>
            <text:p/>
          </table:table-cell>
          <table:covered-table-cell table:style-name="ce124"/>
          <table:covered-table-cell table:style-name="ce132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 with Required Fields Filled In" table:style-name="ta1" table:print="false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51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Create an Issue on the board apitest with Required Field filled in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5" table:number-rows-spanned="1">
            <text:p>issue_title: “Title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office:value-type="string" calcext:value-type="string" table:number-columns-spanned="5" table:number-rows-spanned="1">
            <text:p>issue_text: ”text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office:value-type="string" calcext:value-type="string" table:number-columns-spanned="5" table:number-rows-spanned="1">
            <text:p>created_by: “Functional Manual Test – Required Fields Filled In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first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first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first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Insert Test Data #1 in the *Title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*Text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2"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3</text:span> in the *created_by box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3">
          <table:table-cell table:style-name="ce69" office:value-type="float" office:value="6" calcext:value-type="float">
            <text:p>6</text:p>
          </table:table-cell>
          <table:table-cell table:style-name="ce89" office:value-type="string" calcext:value-type="string" table:number-columns-spanned="2" table:number-rows-spanned="1">
            <text:p>Click the Submit button</text:p>
          </table:table-cell>
          <table:covered-table-cell table:style-name="ce98"/>
          <table:table-cell table:style-name="ce91" office:value-type="string" calcext:value-type="string" table:number-columns-spanned="2" table:number-rows-spanned="1">
            <text:p>A json appears on the bottom of the page. It has all the fields compiled with the inserted data:- issue_title: “Title”<text:line-break/>- issue_text: ”text”- created_by: “Functional Manual Test – Every Field Filled In”<text:line-break/>Plus, it has the additional fields:- assigned_to: “”- status_text: “”- created on: today’s date- updated on: today’s date- open: true- id: an object id<text:line-break/><text:line-break/></text:p>
          </table:table-cell>
          <table:covered-table-cell table:style-name="ce140"/>
          <table:table-cell table:style-name="ce91" office:value-type="string" calcext:value-type="string" table:number-columns-spanned="3" table:number-rows-spanned="1">
            <text:p>A json appears on the bottom of the page. It has all the fields compiled with the inserted data:- issue_title: “Title”<text:line-break/>- issue_text: ”text”- created_by: “Functional Manual Test – Every Field Filled In”<text:line-break/>Plus, it has the additional fields:- assigned_to: “”- status_text: “”- created on: today’s date- updated on: today’s date- open: true- id: an object id<text:line-break/><text:line-break/></text:p>
          </table:table-cell>
          <table:covered-table-cell table:style-name="ce140"/>
          <table:covered-table-cell table:style-name="ce141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OST with Missing Required Fields" table:style-name="ta1" table:print="false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Create an Issue on the board apitest with Missing Required Fields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first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first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first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A small dialog that invites you to compile the field appears on top of the first field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A small dialog that invites you to compile the field appears on top of the first field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69"/>
          <table:table-cell table:style-name="ce69" table:number-columns-spanned="3" table:number-rows-spanned="1"/>
          <table:covered-table-cell table:style-name="ce69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8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UT with no id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Update an Issue on the board apitest with no reference ID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secon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secon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secon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A small dialog that invites you to compile the field appears on top of the first field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A small dialog that invites you to compile the field appears on top of the first field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69"/>
          <table:table-cell table:style-name="ce69" table:number-columns-spanned="3" table:number-rows-spanned="1"/>
          <table:covered-table-cell table:style-name="ce69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8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UT with one field to update" table:style-name="ta1" table:print="false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Update an Issue on the board apitest with one field to update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5" table:number-rows-spanned="1">
            <text:p>_id: 607710f9bd074e01234caebc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office:value-type="string" calcext:value-type="string" table:number-columns-spanned="5" table:number-rows-spanned="1">
            <text:p>issue_text: “Modified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secon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secon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secon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1</text:span> in the *_id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(opt)Text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5"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following JSON appears; {"result":"successfully updated","_id":"607710f9bd074e01234caebc"}</text:p>
            <text:p/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following JSON appears; {"result":"successfully updated","_id":"607710f9bd074e01234caebc"}</text:p>
            <text:p/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UT with no field to update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Update an Issue on the board apitest with no field to update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5" table:number-rows-spanned="1">
            <text:p>_id: 607710f9bd074e01234caebc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secon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secon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secon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1</text:span> in the *_id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<text:span text:style-name="T1">The following JSON appears; {"error":"no update field(s) sent","_id":"607710f9bd074e01234caebc</text:span>"}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<text:span text:style-name="T1">The following JSON appears; {"error":"no update field(s) sent","_id":"607710f9bd074e01234caebc</text:span>"}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2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UT with multiple fields to update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Update an Issue on the board apitest with one field to update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5" table:number-rows-spanned="1">
            <text:p>_id: 607710f9bd074e01234caebc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office:value-type="string" calcext:value-type="string" table:number-columns-spanned="5" table:number-rows-spanned="1">
            <text:p>issue_text: “Modified 2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office:value-type="string" calcext:value-type="string" table:number-columns-spanned="5" table:number-rows-spanned="1">
            <text:p>status_text: “let’s modify the status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office:value-type="string" calcext:value-type="string" table:number-columns-spanned="5" table:number-rows-spanned="1">
            <text:p>open: “false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secon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secon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secon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1</text:span> in the *_id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(opt)Text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6"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(opt)Status text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6">
          <table:table-cell table:style-name="ce69" office:value-type="float" office:value="6" calcext:value-type="float">
            <text:p>6</text:p>
          </table:table-cell>
          <table:table-cell table:style-name="ce89" office:value-type="string" calcext:value-type="string" table:number-columns-spanned="2" table:number-rows-spanned="1">
            <text:p>Check the “Check to close issue” box</text:p>
          </table:table-cell>
          <table:covered-table-cell table:style-name="ce98"/>
          <table:table-cell table:style-name="ce69" office:value-type="string" calcext:value-type="string" table:number-columns-spanned="2" table:number-rows-spanned="1">
            <text:p>The box checks correctly</text:p>
          </table:table-cell>
          <table:covered-table-cell table:style-name="ce98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5"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following JSON appears; {"result":"successfully updated","_id":"607710f9bd074e01234caebc"}</text:p>
            <text:p/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following JSON appears; {"result":"successfully updated","_id":"607710f9bd074e01234caebc"}</text:p>
            <text:p/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UT with invalid id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Update an Issue on the board apitest with invalid ID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5" table:number-rows-spanned="1">
            <text:p>_id: 5e30c70758537e0c96198afd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office:value-type="string" calcext:value-type="string" table:number-columns-spanned="5" table:number-rows-spanned="1">
            <text:p>issue_text: “Modified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6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secon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secon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secon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1</text:span> in the *_id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(opt)Text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5"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following JSON appears:</text:p>
            <text:p> {"error":"could not update","_id":"5e30c70758537e0c96198afd"}</text:p>
            <text:p/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following JSON appears:</text:p>
            <text:p> {"error":"could not update","_id":"5e30c70758537e0c96198afd"}</text:p>
            <text:p/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GET with no filter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8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GET the project issues on the project board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17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apitest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 and displays a form and a list of rectangualr divs. Each contains:</text:p>
            <text:p>- an id</text:p>
            <text:p>- a title, followed by a status between brackets</text:p>
            <text:p>- a text  </text:p>
            <text:p>- Created by</text:p>
            <text:p>- Assigned to</text:p>
            <text:p>- Created on</text:p>
            <text:p>- Last Updated</text:p>
            <text:p>- two links, close? And delete?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 and displays a form and a list of rectangualr divs. Each contains:</text:p>
            <text:p>- an id</text:p>
            <text:p>- a title, followed by a status between brackets</text:p>
            <text:p>- a text  </text:p>
            <text:p>- Created by</text:p>
            <text:p>- Assigned to</text:p>
            <text:p>- Created on</text:p>
            <text:p>- Last Updated</text:p>
            <text:p>- two links, close? And delete?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2">
          <table:table-cell table:style-name="ce69" office:value-type="float" office:value="2" calcext:value-type="float">
            <text:p>2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69"/>
          <table:table-cell table:style-name="ce69" table:number-columns-spanned="3" table:number-rows-spanned="1"/>
          <table:covered-table-cell table:style-name="ce69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2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GET with one filter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8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GET the project issues on the project board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17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api" xlink:type="simple">https://issuetracker-fcccertif.glitch.me/api</text:a>/issues/apitest?open=false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An array of JSONS appears on a blank page. Every json has the following structure { </text:p>
            <text:p> "_id": an alpha numeric id </text:p>
            <text:p>"issue_title": a string </text:p>
            <text:p> "issue_text": a string  </text:p>
            <text:p>"created_by": a string </text:p>
            <text:p>"assigned_to": a string </text:p>
            <text:p> "status_text": a string</text:p>
            <text:p>"created_on": a date </text:p>
            <text:p> "updated_on": a date </text:p>
            <text:p>"open":<text:span text:style-name="T2"> false</text:span>}.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An array of JSONS appears on a blank page. Every json has the following structure { </text:p>
            <text:p> "_id": an alpha numeric id </text:p>
            <text:p>"issue_title": a string </text:p>
            <text:p> "issue_text": a string  </text:p>
            <text:p>"created_by": a string </text:p>
            <text:p>"assigned_to": a string </text:p>
            <text:p> "status_text": a string</text:p>
            <text:p>"created_on": a date </text:p>
            <text:p> "updated_on": a date </text:p>
            <text:p>"open":<text:span text:style-name="T2"> false</text:span>}.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2">
          <table:table-cell table:style-name="ce69" office:value-type="float" office:value="2" calcext:value-type="float">
            <text:p>2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69"/>
          <table:table-cell table:style-name="ce69" table:number-columns-spanned="3" table:number-rows-spanned="1"/>
          <table:covered-table-cell table:style-name="ce69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2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GET with multiple filter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9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GET the project issues on the project board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17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api" xlink:type="simple">https://issuetracker-fcccertif.glitch.me/api</text:a>/issues/apitest?open=false&amp;assigned_to=me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An array of JSONS appears on a blank page. Every json has the following structure { </text:p>
            <text:p> "_id": an alpha numeric id </text:p>
            <text:p> "issue_title": a string</text:p>
            <text:p> "issue_text": a string </text:p>
            <text:p>"created_by": a string </text:p>
            <text:p> "assigned_to": <text:span text:style-name="T2">me</text:span></text:p>
            <text:p> "status_text": a string </text:p>
            <text:p> "created_on": a date  </text:p>
            <text:p> "updated_on": a date </text:p>
            <text:p> "open":<text:span text:style-name="T2">false</text:span>}.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An array of JSONS appears on a blank page. Every json has the following structure { </text:p>
            <text:p> "_id": an alpha numeric id </text:p>
            <text:p> "issue_title": a string</text:p>
            <text:p> "issue_text": a string </text:p>
            <text:p>"created_by": a string </text:p>
            <text:p> "assigned_to": <text:span text:style-name="T2">me</text:span></text:p>
            <text:p> "status_text": a string </text:p>
            <text:p> "created_on": a date  </text:p>
            <text:p> "updated_on": a date </text:p>
            <text:p> "open":<text:span text:style-name="T2">false</text:span>}.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2">
          <table:table-cell table:style-name="ce69" office:value-type="float" office:value="2" calcext:value-type="float">
            <text:p>2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69"/>
          <table:table-cell table:style-name="ce69" table:number-columns-spanned="3" table:number-rows-spanned="1"/>
          <table:covered-table-cell table:style-name="ce69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2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DELETE with no id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8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DELETE a project but with no ID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16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api" xlink:type="simple">https://issuetracker-fcccertif.glitch.me/api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6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thir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thir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thir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Click the Delete Issue button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A small dialog that invites you to compile the field appears on top of the first field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A small dialog that invites you to compile the field appears on top of the first field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2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DELETE with valid id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8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DELETE a project with valid ID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5" table:number-rows-spanned="1">
            <text:p>_id: 607a2a938e31ef00b057d7d6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16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api" xlink:type="simple">https://issuetracker-fcccertif.glitch.me/api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6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thir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thir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thir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Insert Test data #1 in the _id field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Click the Delete Issue button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following JSON appears below the form: {"result":"successfully deleted","_id":"607a2a938e31ef00b057d7d6"}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following JSON appears below the form: {"result":"successfully deleted","_id":"607a2a938e31ef00b057d7d6"}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2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DELETE with invalid id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8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75" office:value-type="string" calcext:value-type="string" table:number-columns-spanned="6" table:number-rows-spanned="1">
            <text:p>DELETE a project with an invalid ID</text:p>
          </table:table-cell>
          <table:covered-table-cell table:number-columns-repeated="4" table:style-name="ce40"/>
          <table:covered-table-cell table:style-name="ce7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49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84" office:value-type="string" calcext:value-type="string" table:number-columns-spanned="2" table:number-rows-spanned="1">
            <text:p>Pass</text:p>
          </table:table-cell>
          <table:covered-table-cell table:style-name="ce8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66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49" office:value-type="string" calcext:value-type="string" table:number-columns-spanned="5" table:number-rows-spanned="1">
            <text:p>_id: 607a2a938e31ef00b0aaa7d6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49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 table:number-columns-spanned="1" table:number-rows-spanned="2">
            <text:p>Step #</text:p>
          </table:table-cell>
          <table:table-cell table:style-name="ce29" office:value-type="string" calcext:value-type="string" table:number-columns-spanned="2" table:number-rows-spanned="2">
            <text:p>Step Details</text:p>
          </table:table-cell>
          <table:covered-table-cell table:style-name="ce41"/>
          <table:table-cell table:style-name="ce66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2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2">
          <table:covered-table-cell table:style-name="ce41"/>
          <table:covered-table-cell table:number-columns-repeated="2" table:style-name="ce51"/>
          <table:covered-table-cell table:number-columns-repeated="2" table:style-name="ce67"/>
          <table:covered-table-cell table:number-columns-repeated="6" table:style-name="ce41"/>
          <table:table-cell table:number-columns-repeated="1013"/>
        </table:table-row>
        <table:table-row table:style-name="ro16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api" xlink:type="simple">https://issuetracker-fcccertif.glitch.me/api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6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thir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thir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thir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Insert Test data #1 in the _id field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Click the Delete Issue button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following JSON appears below the form: {"error":"could not delete","_id":"607a2a938e31ef00b0aaa7d6"}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following JSON appears below the form: {"error":"could not delete","_id":"607a2a938e31ef00b0aaa7d6"}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2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99pt solid #c0c0c0" style:rotation-align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4:09:24.40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uru99</meta:initial-creator>
    <meta:creation-date>2010-03-03T01:48:51</meta:creation-date>
    <dc:date>2021-04-16T19:29:11.308000000</dc:date>
    <meta:generator>LibreOffice/7.1.1.2$Windows_X86_64 LibreOffice_project/fe0b08f4af1bacafe4c7ecc87ce55bb426164676</meta:generator>
    <meta:editing-duration>P1DT1H21M42S</meta:editing-duration>
    <meta:editing-cycles>28</meta:editing-cycles>
    <meta:document-statistic meta:table-count="14" meta:cell-count="802" meta:object-count="0"/>
  </office:meta>
</office:document-meta>
</file>